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cambria" svg:font-family="cambria" style:font-family-generic="roman"/>
    <style:font-face style:name="FreeSans1" svg:font-family="FreeSans" style:font-family-generic="swiss"/>
    <style:font-face style:name="Arial" svg:font-family="Aria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endnote_20_text" style:master-page-name="Converted2">
      <style:paragraph-properties fo:margin-left="0.2598in" fo:margin-right="0in" fo:margin-top="0in" fo:margin-bottom="0.0555in" loext:contextual-spacing="false" fo:text-indent="-0.1299in" style:auto-text-indent="false" style:page-number="auto"/>
      <style:text-properties fo:font-size="9pt" style:font-size-asian="9pt" style:font-size-complex="9pt"/>
    </style:style>
    <style:style style:name="P2" style:family="paragraph" style:parent-style-name="endnote_20_text" style:master-page-name="Converted4">
      <style:paragraph-properties fo:margin-left="0.2598in" fo:margin-right="0in" fo:margin-top="0in" fo:margin-bottom="0.0555in" loext:contextual-spacing="false" fo:text-indent="-0.1299in" style:auto-text-indent="false" style:page-number="auto"/>
      <style:text-properties fo:font-size="9pt" style:font-size-asian="9pt" style:font-size-complex="9pt"/>
    </style:style>
    <style:style style:name="P3" style:family="paragraph" style:parent-style-name="endnote_20_text" style:master-page-name="Converted6">
      <style:paragraph-properties fo:margin-left="0.2598in" fo:margin-right="0in" fo:margin-top="0in" fo:margin-bottom="0.0555in" loext:contextual-spacing="false" fo:text-indent="-0.1299in" style:auto-text-indent="false" style:page-number="auto"/>
      <style:text-properties fo:font-size="9pt" style:font-size-asian="9pt" style:font-size-complex="9pt"/>
    </style:style>
    <style:style style:name="P4" style:family="paragraph" style:parent-style-name="endnote_20_text" style:master-page-name="Converted8">
      <style:paragraph-properties fo:margin-left="0.2598in" fo:margin-right="0in" fo:margin-top="0in" fo:margin-bottom="0.0555in" loext:contextual-spacing="false" fo:text-indent="-0.1299in" style:auto-text-indent="false" style:page-number="auto"/>
      <style:text-properties fo:font-size="9pt" style:font-size-asian="9pt" style:font-size-complex="9pt"/>
    </style:style>
    <style:style style:name="P5" style:family="paragraph" style:parent-style-name="endnote_20_text" style:master-page-name="Converted10">
      <style:paragraph-properties fo:margin-left="0.2598in" fo:margin-right="0in" fo:margin-top="0in" fo:margin-bottom="0.0555in" loext:contextual-spacing="false" fo:text-indent="-0.1299in" style:auto-text-indent="false" style:page-number="auto"/>
      <style:text-properties fo:font-size="9pt" style:font-size-asian="9pt" style:font-size-complex="9pt"/>
    </style:style>
    <style:style style:name="P6" style:family="paragraph" style:parent-style-name="endnote_20_text" style:master-page-name="Converted12">
      <style:paragraph-properties fo:margin-left="0.2598in" fo:margin-right="0in" fo:margin-top="0in" fo:margin-bottom="0.0555in" loext:contextual-spacing="false" fo:text-indent="-0.1299in" style:auto-text-indent="false" style:page-number="auto"/>
      <style:text-properties fo:font-size="9pt" style:font-size-asian="9pt" style:font-size-complex="9pt"/>
    </style:style>
    <style:style style:name="P7" style:family="paragraph" style:parent-style-name="endnote_20_text" style:master-page-name="Converted14">
      <style:paragraph-properties fo:margin-left="0.2598in" fo:margin-right="0in" fo:margin-top="0in" fo:margin-bottom="0.0555in" loext:contextual-spacing="false" fo:text-indent="-0.1299in" style:auto-text-indent="false" style:page-number="auto"/>
      <style:text-properties fo:font-size="9pt" style:font-size-asian="9pt" style:font-size-complex="9pt"/>
    </style:style>
    <style:style style:name="P8" style:family="paragraph" style:parent-style-name="endnote_20_text" style:master-page-name="Converted16">
      <style:paragraph-properties fo:margin-left="0.2598in" fo:margin-right="0in" fo:margin-top="0in" fo:margin-bottom="0.0555in" loext:contextual-spacing="false" fo:text-indent="-0.1299in" style:auto-text-indent="false" style:page-number="auto"/>
      <style:text-properties fo:font-size="9pt" style:font-size-asian="9pt" style:font-size-complex="9pt"/>
    </style:style>
    <style:style style:name="P9" style:family="paragraph" style:parent-style-name="endnote_20_text" style:master-page-name="Converted18">
      <style:paragraph-properties fo:margin-left="0.2598in" fo:margin-right="0in" fo:margin-top="0in" fo:margin-bottom="0.0555in" loext:contextual-spacing="false" fo:text-indent="-0.1299in" style:auto-text-indent="false" style:page-number="auto"/>
      <style:text-properties fo:font-size="9pt" style:font-size-asian="9pt" style:font-size-complex="9pt"/>
    </style:style>
    <style:style style:name="P10" style:family="paragraph" style:parent-style-name="List_20_Paragraph" style:list-style-name="WWNum6">
      <style:paragraph-properties fo:margin-top="0.0201in" fo:margin-bottom="0.0799in" loext:contextual-spacing="false" fo:line-height="115%"/>
      <style:text-properties fo:font-size="12pt" style:font-size-asian="12pt" style:font-size-complex="12pt"/>
    </style:style>
    <style:style style:name="P11" style:family="paragraph" style:parent-style-name="List_20_Paragraph" style:list-style-name="L3">
      <loext:graphic-properties draw:fill="none"/>
      <style:paragraph-properties fo:margin-top="0.0201in" fo:margin-bottom="0.0799in" loext:contextual-spacing="false" fo:line-height="115%" fo:text-align="start" style:justify-single-word="false" fo:orphans="2" fo:widows="2" fo:background-color="transparent" style:punctuation-wrap="hanging" style:vertical-align="baseline" style:writing-mode="lr-tb">
        <style:tab-stops/>
      </style:paragraph-properties>
      <style:text-properties fo:font-size="12pt" fo:font-weight="normal" style:font-size-asian="12pt" style:font-weight-asian="normal" style:font-size-complex="12pt" style:font-weight-complex="normal"/>
    </style:style>
    <style:style style:name="P12" style:family="paragraph" style:parent-style-name="List_20_Paragraph" style:list-style-name="L3" style:master-page-name="">
      <loext:graphic-properties draw:fill="none"/>
      <style:paragraph-properties fo:margin-top="0.0201in" fo:margin-bottom="0.0799in" loext:contextual-spacing="false" fo:line-height="115%" fo:text-align="start" style:justify-single-word="false" fo:orphans="2" fo:widows="2" style:page-number="auto" fo:background-color="transparent" style:punctuation-wrap="hanging" style:vertical-align="baseline" style:writing-mode="lr-tb">
        <style:tab-stops/>
      </style:paragraph-properties>
      <style:text-properties fo:font-size="12pt" fo:font-weight="normal" style:font-size-asian="12pt" style:font-weight-asian="normal" style:font-size-complex="12pt" style:font-weight-complex="normal"/>
    </style:style>
    <style:style style:name="P13" style:family="paragraph" style:parent-style-name="Title" style:list-style-name="">
      <style:paragraph-properties fo:margin-top="0.0201in" fo:margin-bottom="0.0799in" loext:contextual-spacing="false" fo:line-height="115%" fo:break-before="page"/>
      <style:text-properties style:font-name="cambria" fo:font-size="26pt" officeooo:rsid="00127325" officeooo:paragraph-rsid="00127325" style:font-size-asian="26pt" style:font-size-complex="26pt"/>
    </style:style>
    <style:style style:name="P14" style:family="paragraph" style:parent-style-name="Title">
      <style:paragraph-properties fo:margin-top="0.0201in" fo:margin-bottom="0.0799in" loext:contextual-spacing="false" fo:line-height="115%" fo:break-before="page"/>
      <style:text-properties style:font-name="cambria" fo:font-size="26pt" style:font-size-asian="26pt" style:font-size-complex="26pt"/>
    </style:style>
    <style:style style:name="P15" style:family="paragraph" style:parent-style-name="Title" style:master-page-name="Standard">
      <style:paragraph-properties fo:margin-top="0.0201in" fo:margin-bottom="0.0799in" loext:contextual-spacing="false" fo:line-height="115%" style:page-number="34"/>
      <style:text-properties style:font-name="cambria"/>
    </style:style>
    <style:style style:name="P16" style:family="paragraph" style:parent-style-name="Standard">
      <style:paragraph-properties fo:margin-top="0.0201in" fo:margin-bottom="0.0799in" loext:contextual-spacing="false" fo:line-height="115%"/>
      <style:text-properties fo:font-size="12pt" style:font-size-asian="12pt" style:font-size-complex="12pt"/>
    </style:style>
    <style:style style:name="P17" style:family="paragraph" style:parent-style-name="Standard">
      <style:paragraph-properties fo:margin-top="0.0201in" fo:margin-bottom="0.0799in" loext:contextual-spacing="false" fo:line-height="115%"/>
      <style:text-properties fo:font-size="12pt" fo:font-weight="normal" style:font-size-asian="12pt" style:font-weight-asian="normal" style:font-size-complex="12pt" style:font-weight-complex="normal"/>
    </style:style>
    <style:style style:name="P18" style:family="paragraph" style:parent-style-name="Standard" style:list-style-name="L1">
      <style:paragraph-properties fo:margin-top="0.0201in" fo:margin-bottom="0.0799in" loext:contextual-spacing="false" fo:line-height="115%"/>
      <style:text-properties fo:font-size="12pt" fo:font-weight="normal" style:font-size-asian="12pt" style:font-weight-asian="normal" style:font-size-complex="12pt" style:font-weight-complex="normal"/>
    </style:style>
    <style:style style:name="P19" style:family="paragraph" style:parent-style-name="Heading_20_1">
      <style:paragraph-properties fo:margin-top="0.0201in" fo:margin-bottom="0.0799in" loext:contextual-spacing="false" fo:line-height="115%"/>
      <style:text-properties fo:font-size="12pt" style:font-size-asian="12pt" style:font-size-complex="12pt"/>
    </style:style>
    <style:style style:name="P20" style:family="paragraph" style:parent-style-name="Heading_20_1">
      <style:paragraph-properties fo:margin-top="0.0201in" fo:margin-bottom="0.0799in" loext:contextual-spacing="false" fo:line-height="115%" fo:break-before="page"/>
      <style:text-properties fo:font-size="12pt" style:font-size-asian="12pt" style:font-size-complex="12pt"/>
    </style:style>
    <style:style style:name="P21" style:family="paragraph" style:parent-style-name="Text_20_body_20_indent" style:list-style-name="WWNum3">
      <style:paragraph-properties fo:margin-left="0.25in" fo:margin-right="0in" fo:margin-top="0.0201in" fo:margin-bottom="0.0799in" loext:contextual-spacing="false" fo:line-height="115%" fo:text-align="justify" style:justify-single-word="false" fo:text-indent="-0.25in" style:auto-text-indent="false">
        <style:tab-stops>
          <style:tab-stop style:position="0.25in"/>
        </style:tab-stops>
      </style:paragraph-properties>
      <style:text-properties fo:font-size="12pt" style:font-size-asian="12pt" style:font-size-complex="12pt"/>
    </style:style>
    <style:style style:name="P22" style:family="paragraph" style:parent-style-name="Text_20_body_20_indent">
      <style:paragraph-properties fo:margin-left="0.5in" fo:margin-right="0in" fo:margin-top="0.0201in" fo:margin-bottom="0.0799in" loext:contextual-spacing="false" fo:line-height="115%" fo:text-indent="0in" style:auto-text-indent="false"/>
      <style:text-properties fo:font-size="12pt" fo:font-weight="bold" style:font-size-asian="12pt" style:font-weight-asian="bold" style:font-name-complex="Arial2" style:font-size-complex="12pt" style:font-weight-complex="bold"/>
    </style:style>
    <style:style style:name="P23" style:family="paragraph" style:parent-style-name="Text_20_body_20_indent">
      <style:paragraph-properties fo:margin-left="0in" fo:margin-right="0in" fo:margin-top="0.0201in" fo:margin-bottom="0.0799in" loext:contextual-spacing="false" fo:line-height="115%" fo:text-indent="0in" style:auto-text-indent="false"/>
      <style:text-properties fo:font-size="12pt" style:font-size-asian="12pt" style:font-size-complex="12pt"/>
    </style:style>
    <style:style style:name="P24" style:family="paragraph" style:parent-style-name="Text_20_body_20_indent">
      <style:paragraph-properties fo:margin-left="0in" fo:margin-right="0in" fo:margin-top="0.0201in" fo:margin-bottom="0.0799in" loext:contextual-spacing="false" fo:line-height="115%" fo:text-indent="0in" style:auto-text-indent="false"/>
      <style:text-properties fo:font-size="12pt" fo:font-weight="bold" style:font-size-asian="12pt" style:font-weight-asian="bold" style:font-size-complex="12pt" style:font-weight-complex="bold"/>
    </style:style>
    <style:style style:name="P25" style:family="paragraph" style:parent-style-name="Text_20_body_20_indent">
      <style:paragraph-properties fo:margin-left="0.25in" fo:margin-right="0in" fo:margin-top="0.0201in" fo:margin-bottom="0.0799in" loext:contextual-spacing="false" fo:line-height="115%" fo:text-indent="0in" style:auto-text-indent="false"/>
      <style:text-properties fo:font-size="12pt" style:font-size-asian="12pt" style:font-size-complex="12pt"/>
    </style:style>
    <style:style style:name="P26" style:family="paragraph" style:parent-style-name="Text_20_body_20_indent">
      <style:paragraph-properties fo:margin-left="0.75in" fo:margin-right="0in" fo:margin-top="0.0201in" fo:margin-bottom="0.0799in" loext:contextual-spacing="false" fo:line-height="115%" fo:text-indent="0in" style:auto-text-indent="false"/>
      <style:text-properties fo:font-size="12pt" style:font-size-asian="12pt" style:font-size-complex="12pt"/>
    </style:style>
    <style:style style:name="P27" style:family="paragraph" style:parent-style-name="Text_20_body_20_indent" style:list-style-name="WWNum2">
      <style:paragraph-properties fo:margin-top="0.0201in" fo:margin-bottom="0.0799in" loext:contextual-spacing="false" fo:line-height="115%"/>
      <style:text-properties fo:font-size="12pt" style:font-size-asian="12pt" style:font-size-complex="12pt"/>
    </style:style>
    <style:style style:name="P28" style:family="paragraph" style:parent-style-name="Text_20_body_20_indent" style:list-style-name="L4">
      <style:paragraph-properties fo:margin-top="0.0201in" fo:margin-bottom="0.0799in" loext:contextual-spacing="false" fo:line-height="115%"/>
      <style:text-properties fo:font-size="12pt" fo:font-weight="normal" style:font-size-asian="12pt" style:font-weight-asian="normal" style:font-size-complex="12pt" style:font-weight-complex="normal"/>
    </style:style>
    <style:style style:name="P29" style:family="paragraph" style:parent-style-name="Text_20_body_20_indent">
      <style:paragraph-properties fo:margin-left="0in" fo:margin-right="0in" fo:margin-top="0.0201in" fo:margin-bottom="0.0799in" loext:contextual-spacing="false" fo:line-height="115%" fo:text-indent="0in" style:auto-text-indent="false"/>
      <style:text-properties fo:font-size="12pt" style:font-size-asian="12pt" style:font-size-complex="12pt"/>
    </style:style>
    <style:style style:name="T1" style:family="text">
      <style:text-properties officeooo:rsid="000ede50"/>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style:font-style-complex="italic"/>
    </style:style>
    <style:style style:name="T5" style:family="text">
      <style:text-properties fo:font-weight="bold" style:font-weight-asian="bold" style:font-weight-complex="bold"/>
    </style:style>
    <style:style style:name="T6" style:family="text">
      <style:text-properties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oft-page-break/>Session <text:span text:style-name="T1">7</text:span> - The Fear of the Lord </text:p>
      <text:p text:style-name="P23">“We can never understand the <text:span text:style-name="T2">Fear of the Lord</text:span> until we understand His love and we can never truly understand the love of God until we fear Him. We need to understand both. The more we fear (to have respect for – to reverence) Him, the greater the capacity we have to love Him.” <text:note text:id="ftn1" text:note-class="endnote"><text:note-citation>i</text:note-citation><text:note-body><text:p text:style-name="P1">“The Fear of the Lord – Discover the Key to Intimately Knowing God” by Messenger Video - John Bevere</text:p></text:note-body></text:note></text:p>
      <text:p text:style-name="P23">If we love God but do not reverentially fear Him,(if we do not respect Him and have an attitude of submission) then He is not Lord over everything in our lives. </text:p>
      <text:h text:style-name="P19" text:outline-level="1">The Holiness of God</text:h>
      <text:p text:style-name="P25">God is holy beyond our power of thought to grasp or express with words. He is the All-Holy One. When we approach God, we should do so in awe of His holiness. He is perfect and complete. There is no one to compare to His majesty and glory. He is to be worshipped with the utmost reverence and honor. His holiness is not to be taken lightly. As we bow our hearts before God, and come into His presence, we should be overcome by His holiness.</text:p>
      <text:p text:style-name="P25">“God’s power and being, His wisdom and knowledge, His holiness and goodness, His justice and mercy, His love and grace – all of these and more are called the beauty of the Lord our God. The beauty of the Lord means that God has all He should have of everything, a fullness of everything. If it is love, then there is no limit to the love of God. If it is mercy, then there is no limit to the mercy of God. If it is grace, there are no bounds to the grace of God. If it is goodness, there is no limit to the goodness of God.”<text:note text:id="ftn2" text:note-class="endnote"><text:note-citation>ii</text:note-citation><text:note-body><text:p text:style-name="P2">“A.W. Tozer The Attributes of God Volume One - A Journey into the Father’s Heart” by David E. Fessenden </text:p></text:note-body></text:note></text:p>
      <text:p text:style-name="P25">“This perfection, as none other, is solemnly celebrated before the Throne of Heaven, the seraphim crying, <text:span text:style-name="T3">‘Holy, holy, holy, is the Lord Almighty’ </text:span><text:span text:style-name="T4">(Isaiah 6:3)</text:span><text:span text:style-name="T3">.</text:span>” Nothing but that which is excellent can proceed from Him. Holiness is the rule of all His actions. Because God is holy, He hates all sin.”<text:note text:id="ftn3" text:note-class="endnote"><text:note-citation>iii</text:note-citation><text:note-body><text:p text:style-name="P3">“The Attributes of God – Arthur W. Pink” by Baker Book House </text:p></text:note-body></text:note> (hate means to loathe, abhor, be repulsed by or disgusted by all sin)</text:p>
      <text:p text:style-name="P25">“So for us, the <text:span text:style-name="T2">Fear of the Lord</text:span> should do two things: First, produce in us the same attitude toward sin that God has, which is to hate it. Second, to give us a deep respect for and understanding of the holiness of God, the power of God, and the total sufficiency of God to meet man’s need.”<text:note text:id="ftn4" text:note-class="endnote"><text:note-citation>iv</text:note-citation><text:note-body><text:p text:style-name="P4">“Intimate Friendship with God Through Understanding the Fear of the Lord” by Joy Dawson </text:p></text:note-body></text:note>And according to Proverbs 9:10 – It is the beginning of wisdom and understanding.</text:p>
      <text:h text:style-name="P19" text:outline-level="1">True Repentance </text:h>
      <text:p text:style-name="P25">“The level of our repentance of sin will depend upon the degree to which we see sin as God sees it and hate it as God hates it. We can confess sin, shed tears of remorse, and weep over the mess it has gotten us into, but we may never really repent of it. (if we continue to sin, it could be that we really love it but want to hate it…ie gossiping) </text:p>
      <text:p text:style-name="P25">A person gossips, confesses and repents, receives forgiveness then - gossips, confesses and repents, receives forgiveness then - gossips, confesses and repents, receives forgiveness but wants the cycle to stop. <text:s/>They pray for God’s grace to help <text:soft-page-break/>them stop gossiping but they can’t seem stop. <text:s/>They don’t sense God’s grace. <text:s/>They don’t get repulsed <text:s/>or disgusted by gossiping. They want to stop but they actually <text:span text:style-name="T2">enjoy</text:span> gossiping.</text:p>
      <text:p text:style-name="P25">Some people gossip because it makes them feel better about themselves to find something wrong with someone else, their walk with the Lord, or their life. <text:s/>Then they don’t have to look at their own behavior. <text:s text:c="2"/>Ask yourself why you enjoy the sin – in this case gossiping. </text:p>
      <text:p text:style-name="P25">True repentance means a change of mind, a change of heart, and a change of life toward sin. If sin holds any fascination or enjoyment for us in any form, we must realize we need the fear of God in that area of our lives so that we can repent of it.”<text:note text:id="ftn5" text:note-class="endnote"><text:note-citation>v</text:note-citation><text:note-body><text:p text:style-name="P5">“Intimate Friendship with God Through Understanding the Fear of the Lord” by Joy Dawson</text:p></text:note-body></text:note></text:p>
      <text:p text:style-name="P25">When you have understanding of why you enjoy your sin, you can come out of agreement with the reason/lie and come into agreement with God’s Word. <text:s/>Then confess and repent of the sin and pray for God to help you be willing to be willing – to help you want to not want to sin. <text:s/>To see it the way God sees it – to hate it. – that’s the Fear of the Lord. <text:s/>To be repulsed and disgusted by it so you won’t feel enjoyment when sinning. Remember to separate your behavior from who you are. Don’t judge yourself – just your behavior. <text:s/></text:p>
      <text:h text:style-name="P19" text:outline-level="1">The Fear of Man</text:h>
      <text:p text:style-name="P25">“The fear of man is being more impressed with man’s reaction to our actions then with God’s reaction. That’s bondage and will lead us to hypocrisy. When we have the fear of God, we are impressed only with God’s reaction. We are freed from the concern of what people think. That’s freedom! That’s our release! It will keep us from hypocrisy.”<text:note text:id="ftn6" text:note-class="endnote"><text:note-citation>vi</text:note-citation><text:note-body><text:p text:style-name="P6">“Intimate Friendship with God Through Understanding the Fear of the Lord” by Joy Dawson</text:p></text:note-body></text:note></text:p>
      <text:p text:style-name="P25">This does not mean that we don’t care about what people think about us or the way we live our lives, I care what people think about me, my reputation, my integrity, my word, my walk with the Lord. <text:s/>Fear of man means to care more about pleasing others than doing what is right in God’s eyes. <text:s/>ie if I choose to not gossip with someone about someone else, and that displeases them, I have a choice to compromise and walk in the flesh or be surrendered to God and walk in the Spirit. <text:s/>In other words – If I cave and gossip just to please someone I am giving into the fear of man. </text:p>
      <text:p text:style-name="P25">“The more God-conscious we are, the less self-conscious we are. The more concern we have for God’s <text:span text:style-name="T2">approval</text:span> in every situation, the more confidence He releases to us to act with His authority.”<text:note text:id="ftn7" text:note-class="endnote"><text:note-citation>vii</text:note-citation><text:note-body><text:p text:style-name="P7">“Intimate Friendship with God Through Understanding the Fear of the Lord” by Joy Dawson </text:p></text:note-body></text:note> (He may not approve of our behavior but He always approves of us – in Christ). </text:p>
      <text:p text:style-name="P25">“The <text:span text:style-name="T2">Fear of the Lord</text:span> is the only way to be released from the fear of man.”<text:note text:id="ftn8" text:note-class="endnote"><text:note-citation>viii</text:note-citation><text:note-body><text:p text:style-name="P8">“Intimate Friendship with God Through Understanding the Fear of the Lord” by Joy Dawson </text:p></text:note-body></text:note></text:p>
      <text:h text:style-name="P19" text:outline-level="1"/>
      <text:h text:style-name="P20" text:outline-level="1">Idolatry</text:h>
      <text:p text:style-name="P25">“An idol is something or someone that takes a priority place in our lives over the Lord Jesus Christ in our thinking, in our time, in our affection, in our loyalty, and in our obedience.</text:p>
      <text:p text:style-name="P25">We need to ask ourselves:</text:p>
      <text:list xml:id="list164719798" text:style-name="WWNum2">
        <text:list-item>
          <text:p text:style-name="P27">What thrills us the most? <text:s text:c="44"/></text:p>
        </text:list-item>
      </text:list>
      <text:p text:style-name="P26">( A person, sport, hobby, job, even ministry)</text:p>
      <text:list xml:id="list132524011917143" text:continue-numbering="true" text:style-name="WWNum2">
        <text:list-item>
          <text:p text:style-name="P27">What do we think about the most? <text:s text:c="30"/></text:p>
        </text:list-item>
        <text:list-item>
          <text:p text:style-name="P27">What do we talk about the most? </text:p>
        </text:list-item>
        <text:list-item>
          <text:p text:style-name="P27">What gets our time and attention the most? </text:p>
        </text:list-item>
      </text:list>
      <text:p text:style-name="P25">Idolatry usually takes place gradually and subtly; therefore, we are often blind to it until the Holy Spirit reveals it to us.”<text:note text:id="ftn9" text:note-class="endnote"><text:note-citation>ix</text:note-citation><text:note-body><text:p text:style-name="P9">“Intimate Friendship with God Through Understanding the Fear of the Lord” by Joy Dawson</text:p></text:note-body></text:note> [testimony] <text:s/>(Consecration)</text:p>
      <text:p text:style-name="P23"/>
      <text:h text:style-name="P19" text:outline-level="1">Living in the Fear of the Lord</text:h>
      <text:p text:style-name="P25"><text:span text:style-name="T5">Benefits: </text:span>When we live in the <text:span text:style-name="T2">Fear of the Lord</text:span>, we obey because His word takes higher priority over anyone’s word or agenda. So many benefits. <text:s/>The domino affect. The good domino affect. </text:p>
      <text:p text:style-name="P25"><text:span text:style-name="T5">Consequences: </text:span>When we don’t live in the <text:span text:style-name="T2">Fear of the Lord</text:span>, we do our own thing and miss an exciting intimate relationship with God and the blessings that go with it.</text:p>
      <text:p text:style-name="P14">How to Live in the Fear of the Lord</text:p>
      <text:p text:style-name="P16">To live in the Fear of God is a process that is based on building a close relationship with Jesus. When you got “saved” you accepted what he did on the cross as payment for your sins. After that your life consists of building a relationship with who you will be spending eternity with. Just like any relationship the more you put into it the more you get out of it. So here are some suggestions to speed you on your journey.</text:p>
      <text:p text:style-name="P16"><text:bookmark text:name="_GoBack"/></text:p>
      <text:list xml:id="list4128813329" text:style-name="WWNum3">
        <text:list-item>
          <text:p text:style-name="P21"><text:span text:style-name="T5">Make sure you are walking in the Spirit</text:span> (see, “How to walk in the Spirit”).</text:p>
        </text:list-item>
        <text:list-item>
          <text:p text:style-name="P21"><text:span text:style-name="T5">Pray </text:span>for the Holy Spirit to bring revelation to your heart and renew your mind as you study and meditate on God’s word.</text:p>
        </text:list-item>
        <text:list-item>
          <text:p text:style-name="P21"><text:span text:style-name="T5">Study</text:span> the following scriptures on the <text:span text:style-name="T2">Fear of the Lord</text:span>, including many more you may want to research: Ps. 19:19, 34:9, 111:10; Prov. 1:7; Acts 9:31, 1 Pet. 2-17</text:p>
        </text:list-item>
        <text:list-item>
          <text:p text:style-name="P21"><text:span text:style-name="T5">Make note of any lies</text:span> that are exposed as you study the word.</text:p>
        </text:list-item>
        <text:list-item>
          <text:p text:style-name="P21"><text:span text:style-name="T5">Meditate</text:span> on the truths that correspond to the lies you believe. </text:p>
        </text:list-item>
        <text:list-item>
          <text:p text:style-name="P21"><text:span text:style-name="T5">Confess and truly repent</text:span> of any sin and unbelief regarding:</text:p>
        </text:list-item>
      </text:list>
      <text:list xml:id="list629922776" text:style-name="WWNum6">
        <text:list-item>
          <text:p text:style-name="P10">The Fear of the Lord </text:p>
        </text:list-item>
        <text:list-item>
          <text:p text:style-name="P10">The holiness of God </text:p>
        </text:list-item>
        <text:list-item>
          <text:p text:style-name="P10">The fear of man</text:p>
        </text:list-item>
        <text:list-item>
          <text:p text:style-name="P10">True repentance </text:p>
        </text:list-item>
        <text:list-item>
          <text:p text:style-name="P10">Idolatry</text:p>
        </text:list-item>
      </text:list>
      <text:list xml:id="list132523605121071" text:continue-list="list4128813329" text:style-name="WWNum3">
        <text:list-item>
          <text:p text:style-name="P21"><text:span text:style-name="T5">Renounce the lie </text:span><text:span text:style-name="T6">(come out of agreement with the lies you believed).</text:span></text:p>
        </text:list-item>
        <text:list-item>
          <text:p text:style-name="P21"><text:span text:style-name="T5">Acknowledge His truth</text:span> (come into agreement with God’s Word).</text:p>
        </text:list-item>
        <text:list-item>
          <text:p text:style-name="P21"><text:span text:style-name="T5">Praise and worship God</text:span> for His holiness.</text:p>
        </text:list-item>
        <text:list-item>
          <text:p text:style-name="P21"><text:span text:style-name="T5">Practice the Presence of the Lord </text:span>(see, “How to Experience God’s Presence”).</text:p>
        </text:list-item>
      </text:list>
      <text:p text:style-name="P22"/>
      <text:h text:style-name="P13" text:outline-level="1">Challenge Questions</text:h>
      <text:p text:style-name="P24">What are the lies that are keeping you from walking in the fear of the Lord? </text:p>
      <text:list xml:id="list3655140466" text:style-name="L4">
        <text:list-item>
          <text:p text:style-name="P28">Afraid of God – not reverential fear of loving Father who love and cares for you – but a punishing God.</text:p>
        </text:list-item>
        <text:list-item>
          <text:p text:style-name="P28">I have to do my own thing vs God’s way</text:p>
        </text:list-item>
        <text:list-item>
          <text:p text:style-name="P28">Separated <text:s/>from God – not close enough to please God</text:p>
        </text:list-item>
        <text:list-item>
          <text:p text:style-name="P28">Don’t feel loved so you can’t love God</text:p>
        </text:list-item>
        <text:list-item>
          <text:p text:style-name="P28">You don’t know who you are in Christ</text:p>
        </text:list-item>
      </text:list>
      <text:p text:style-name="P24"/>
      <text:p text:style-name="P24"/>
      <text:p text:style-name="P24"/>
      <text:p text:style-name="P24">What are the lies that are keeping you from experiencing God’s presence?</text:p>
      <text:p text:style-name="P17"/>
      <text:list xml:id="list180536903" text:style-name="L3">
        <text:list-item>
          <text:p text:style-name="P12">You believe you have to be in church to experience the presence of God</text:p>
        </text:list-item>
        <text:list-item>
          <text:p text:style-name="P11">You are a sinner and don’t deserve to experience the presence of God</text:p>
        </text:list-item>
        <text:list-item>
          <text:p text:style-name="P11">You don’t have access to music or can’t sing</text:p>
        </text:list-item>
        <text:list-item>
          <text:p text:style-name="P11">You are not feeling it</text:p>
        </text:list-item>
        <text:list-item>
          <text:p text:style-name="P11">I can’t hear God’s voice</text:p>
        </text:list-item>
      </text:list>
      <text:list xml:id="list1650749252" text:style-name="L1">
        <text:list-header>
          <text:p text:style-name="P18"/>
        </text:list-header>
      </text:list>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cambria" svg:font-family="cambria" style:font-family-generic="roman"/>
    <style:font-face style:name="FreeSans1" svg:font-family="FreeSans" style:font-family-generic="swiss"/>
    <style:font-face style:name="Arial" svg:font-family="Aria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true" style:font-name-asian="Arial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2pt" fo:font-weight="bold" style:font-size-asian="12pt" style:font-weight-asian="bold"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0pt" fo:font-weight="bold" style:font-name-asian="Arial2" style:font-family-asian="Arial" style:font-family-generic-asian="system" style:font-pitch-asian="variable" style:font-size-asian="10pt"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0pt" fo:font-style="italic" fo:font-weight="bold" style:font-name-asian="Arial2"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Text_20_body_20_indent" style:display-name="Text body indent" style:family="paragraph" style:parent-style-name="Standard" style:default-outline-level="" style:class="text">
      <style:paragraph-properties fo:margin-left="1in" fo:margin-right="0in" fo:text-indent="0in" style:auto-text-indent="false"/>
      <style:text-properties fo:font-size="12pt" style:font-size-asian="12pt" style:font-name-complex="Arial2" style:font-family-complex="Arial" style:font-family-generic-complex="system" style:font-pitch-complex="variable"/>
    </style:style>
    <style:style style:name="endnote_20_text" style:display-name="endnote text" style:family="paragraph" style:parent-style-name="Standard" style:default-outline-level=""/>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Arial" fo:font-family="Arial" style:font-family-generic="roman" style:font-pitch="variable" fo:font-size="26pt" fo:letter-spacing="0.0035in" style:letter-kerning="true" style:font-name-asian="Arial2"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Section_20_Page_20_Divider" style:display-name="Section Page Divider" style:family="paragraph" style:parent-style-name="Heading_20_1" style:auto-update="true" style:default-outline-level="">
      <style:paragraph-properties style:punctuation-wrap="simple" style:vertical-align="auto"/>
      <style:text-properties fo:color="#17365d" fo:font-size="36pt" fo:font-weight="normal" style:font-size-asian="36pt" style:font-weight-asian="normal" style:font-size-complex="26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dnote" style:family="paragraph" style:parent-style-name="Standard" style:class="extra"/>
    <style:style style:name="Default_20_Paragraph_20_Font" style:display-name="Default Paragraph Font" style:family="text"/>
    <style:style style:name="Body_20_Text_20_Indent_20_Char" style:display-name="Body Text Indent Char" style:family="text" style:parent-style-name="Default_20_Paragraph_20_Font">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font-name-complex="Arial2" style:font-family-complex="Arial" style:font-family-generic-complex="system" style:font-pitch-complex="variable" style:font-size-complex="10pt"/>
    </style:style>
    <style:style style:name="Endnote_20_Text_20_Char" style:display-name="Endnote Text Char" style:family="text" style:parent-style-name="Default_20_Paragraph_20_Font">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endnote_20_reference" style:display-name="endnote reference" style:family="text" style:parent-style-name="Default_20_Paragraph_20_Font">
      <style:text-properties style:text-position="super 58%" fo:font-size="11pt" style:font-size-asian="11pt" style:font-size-complex="11pt"/>
    </style:style>
    <style:style style:name="Title_20_Char" style:display-name="Title Char" style:family="text" style:parent-style-name="Default_20_Paragraph_20_Font">
      <style:text-properties fo:color="#17365d" style:font-name="Arial" fo:font-family="Arial" style:font-family-generic="roman" style:font-pitch="variable" fo:font-size="26pt" fo:letter-spacing="0.0035in" style:letter-kerning="true" style:font-name-asian="Arial2"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font-name-asian="Times New Roman" style:font-family-asian="'Times New Roman'" style:font-family-generic-asian="system" style:font-pitch-asian="variable" style:font-size-asian="12pt" style:font-weight-asian="bold" style:font-name-complex="Arial2" style:font-family-complex="Arial" style:font-family-generic-complex="system" style:font-pitch-complex="variable" style:font-size-complex="10pt"/>
    </style:style>
    <style:style style:name="Heading_20_2_20_Char" style:display-name="Heading 2 Char" style:family="text" style:parent-style-name="Default_20_Paragraph_20_Font">
      <style:text-properties fo:color="#4f81bd"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Arial" fo:font-family="Arial" style:font-family-generic="roman" style:font-pitch="variable" fo:font-size="10pt" fo:font-weight="bold" style:font-name-asian="Arial2" style:font-family-asian="Arial"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4_20_Char" style:display-name="Heading 4 Char" style:family="text" style:parent-style-name="Default_20_Paragraph_20_Font">
      <style:text-properties fo:color="#4f81bd" style:font-name="Arial" fo:font-family="Arial" style:font-family-generic="roman" style:font-pitch="variable" fo:font-size="10pt" fo:font-style="italic" fo:font-weight="bold" style:font-name-asian="Arial2"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er_20_Char" style:display-name="Header Char" style:family="text" style:parent-style-name="Default_20_Paragraph_20_Font">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fo:font-size="16pt"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6pt" fo:font-weight="bold" style:font-weight-asian="normal"/>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6pt"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4pt" fo:font-weight="bold" style:font-size-asian="14pt" style:font-weight-asian="bold" style:font-name-complex="Arial2" style:font-family-complex="Arial" style:font-family-generic-complex="system" style:font-pitch-complex="variable" style:font-size-complex="14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4pt" fo:font-weight="bold" style:font-size-asian="14pt" style:font-weight-asian="bold" style:font-size-complex="14pt"/>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Arial1"/>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0626in" fo:text-indent="-0.25in" fo:margin-left="1.0626in"/>
        </style:list-level-properties>
      </text:list-level-style-number>
      <text:list-level-style-bullet text:level="2"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fo:text-indent="-0.25in" fo:margin-left="1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fo:text-indent="-0.25in" fo:margin-left="2.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fo:text-indent="-0.25in" fo:margin-left="4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0.5in" fo:margin-bottom="0.5in" fo:margin-left="1in" fo:margin-right="1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Enyedy</meta:initial-creator>
    <meta:editing-cycles>15</meta:editing-cycles>
    <meta:print-date>2014-08-26T18:40:00</meta:print-date>
    <meta:creation-date>2014-08-26T02:59:00</meta:creation-date>
    <dc:date>2017-09-15T13:25:22.508754050</dc:date>
    <meta:editing-duration>PT2H22M33S</meta:editing-duration>
    <meta:generator>LibreOffice/5.3.1.2$Linux_X86_64 LibreOffice_project/30m0$Build-2</meta:generator>
    <meta:document-statistic meta:table-count="0" meta:image-count="0" meta:object-count="0" meta:page-count="7" meta:paragraph-count="71" meta:word-count="1720" meta:character-count="9157" meta:non-whitespace-character-count="7408"/>
    <meta:user-defined meta:name="AppVersion">14.0000</meta:user-defined>
    <meta:user-defined meta:name="Company">Trak-It Solution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